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1a35" officeooo:paragraph-rsid="00131a35"/>
    </style:style>
    <style:style style:name="P2" style:family="paragraph" style:parent-style-name="Text_20_body">
      <style:text-properties officeooo:rsid="0013e9ef" officeooo:paragraph-rsid="0013e9ef"/>
    </style:style>
    <style:style style:name="P3" style:family="paragraph" style:parent-style-name="Text_20_body">
      <style:text-properties officeooo:rsid="0017339c" officeooo:paragraph-rsid="00183711"/>
    </style:style>
    <style:style style:name="P4" style:family="paragraph" style:parent-style-name="Text_20_body">
      <style:text-properties officeooo:rsid="0019cc76" officeooo:paragraph-rsid="0019cc76"/>
    </style:style>
    <style:style style:name="P5" style:family="paragraph" style:parent-style-name="Text_20_body">
      <style:text-properties officeooo:rsid="00183711" officeooo:paragraph-rsid="00183711"/>
    </style:style>
    <style:style style:name="P6" style:family="paragraph" style:parent-style-name="Text_20_body">
      <style:text-properties officeooo:rsid="001d1130" officeooo:paragraph-rsid="001d1130"/>
    </style:style>
    <style:style style:name="P7" style:family="paragraph" style:parent-style-name="Text_20_body">
      <style:text-properties officeooo:rsid="0021066b" officeooo:paragraph-rsid="0021066b"/>
    </style:style>
    <style:style style:name="P8" style:family="paragraph" style:parent-style-name="Text_20_body">
      <style:text-properties officeooo:rsid="0022c53e" officeooo:paragraph-rsid="0022c53e"/>
    </style:style>
    <style:style style:name="P9" style:family="paragraph" style:parent-style-name="Text_20_body">
      <style:text-properties officeooo:rsid="0024bfe0" officeooo:paragraph-rsid="0024bfe0"/>
    </style:style>
    <style:style style:name="P10" style:family="paragraph" style:parent-style-name="Text_20_body" style:list-style-name="L1">
      <style:text-properties officeooo:rsid="0024bfe0" officeooo:paragraph-rsid="0024bfe0"/>
    </style:style>
    <style:style style:name="P11" style:family="paragraph" style:parent-style-name="Text_20_body" style:list-style-name="L2">
      <style:text-properties officeooo:rsid="0028e8a8" officeooo:paragraph-rsid="002a01d3"/>
    </style:style>
    <style:style style:name="P12" style:family="paragraph" style:parent-style-name="Text_20_body" style:list-style-name="L2">
      <style:text-properties officeooo:rsid="002a01d3" officeooo:paragraph-rsid="002a01d3"/>
    </style:style>
    <style:style style:name="P13" style:family="paragraph" style:parent-style-name="Text_20_body" style:list-style-name="L1">
      <style:text-properties officeooo:rsid="002a01d3" officeooo:paragraph-rsid="002a01d3"/>
    </style:style>
    <style:style style:name="P14" style:family="paragraph" style:parent-style-name="Text_20_body" style:list-style-name="L3">
      <style:text-properties officeooo:rsid="0019cc76" officeooo:paragraph-rsid="0019cc76"/>
    </style:style>
    <style:style style:name="P15" style:family="paragraph" style:parent-style-name="Text_20_body">
      <style:text-properties fo:font-style="normal" officeooo:rsid="0021066b" officeooo:paragraph-rsid="0021066b" style:font-style-asian="normal" style:font-style-complex="normal"/>
    </style:style>
    <style:style style:name="P16" style:family="paragraph" style:parent-style-name="Text_20_body" style:list-style-name="L4">
      <style:text-properties officeooo:rsid="0021066b" officeooo:paragraph-rsid="0021066b"/>
    </style:style>
    <style:style style:name="P17" style:family="paragraph" style:parent-style-name="Text_20_body">
      <style:text-properties officeooo:rsid="0021066b" officeooo:paragraph-rsid="0021066b"/>
    </style:style>
    <style:style style:name="P18" style:family="paragraph" style:parent-style-name="Text_20_body">
      <style:text-properties fo:font-weight="normal" officeooo:rsid="0021066b" officeooo:paragraph-rsid="0021066b" style:font-weight-asian="normal" style:font-weight-complex="normal"/>
    </style:style>
    <style:style style:name="P19" style:family="paragraph" style:parent-style-name="Text_20_body" style:list-style-name="L5">
      <style:text-properties officeooo:paragraph-rsid="0013e9ef"/>
    </style:style>
    <style:style style:name="P20" style:family="paragraph" style:parent-style-name="Text_20_body" style:list-style-name="L5">
      <style:text-properties officeooo:rsid="0013e9ef" officeooo:paragraph-rsid="0013e9ef"/>
    </style:style>
    <style:style style:name="P21" style:family="paragraph" style:parent-style-name="Text_20_body">
      <style:text-properties officeooo:rsid="002bc898" officeooo:paragraph-rsid="002bc898"/>
    </style:style>
    <style:style style:name="P22" style:family="paragraph" style:parent-style-name="Text_20_body">
      <style:text-properties officeooo:paragraph-rsid="002bc898"/>
    </style:style>
    <style:style style:name="P23" style:family="paragraph" style:parent-style-name="Text_20_body" style:list-style-name="L6">
      <style:text-properties officeooo:rsid="002c4968" officeooo:paragraph-rsid="002c4968"/>
    </style:style>
    <style:style style:name="P24" style:family="paragraph" style:parent-style-name="Text_20_body" style:list-style-name="L6">
      <style:text-properties officeooo:rsid="00319b87" officeooo:paragraph-rsid="0038091e"/>
    </style:style>
    <style:style style:name="P25" style:family="paragraph" style:parent-style-name="Text_20_body" style:list-style-name="L6">
      <style:text-properties officeooo:rsid="0031b45c" officeooo:paragraph-rsid="0031b45c"/>
    </style:style>
    <style:style style:name="P26" style:family="paragraph" style:parent-style-name="Text_20_body" style:list-style-name="L6">
      <style:text-properties officeooo:rsid="0038091e" officeooo:paragraph-rsid="0038091e"/>
    </style:style>
    <style:style style:name="P27" style:family="paragraph" style:parent-style-name="Heading_20_1">
      <style:text-properties officeooo:rsid="0013e9ef" officeooo:paragraph-rsid="0013e9ef"/>
    </style:style>
    <style:style style:name="P28" style:family="paragraph" style:parent-style-name="Heading_20_1">
      <style:text-properties officeooo:rsid="0017339c" officeooo:paragraph-rsid="0017339c"/>
    </style:style>
    <style:style style:name="P29" style:family="paragraph" style:parent-style-name="Heading_20_1">
      <style:text-properties officeooo:rsid="00142acb" officeooo:paragraph-rsid="00142acb"/>
    </style:style>
    <style:style style:name="P30" style:family="paragraph" style:parent-style-name="Heading_20_2">
      <style:text-properties officeooo:paragraph-rsid="002a01d3"/>
    </style:style>
    <style:style style:name="P31" style:family="paragraph" style:parent-style-name="Heading_20_2">
      <style:text-properties officeooo:rsid="001b84dc" officeooo:paragraph-rsid="001b84dc"/>
    </style:style>
    <style:style style:name="P32" style:family="paragraph" style:parent-style-name="Heading_20_2">
      <style:text-properties officeooo:rsid="002bc898" officeooo:paragraph-rsid="002bc898"/>
    </style:style>
    <style:style style:name="T1" style:family="text">
      <style:text-properties officeooo:rsid="0013e9ef"/>
    </style:style>
    <style:style style:name="T2" style:family="text">
      <style:text-properties officeooo:rsid="0017339c"/>
    </style:style>
    <style:style style:name="T3" style:family="text">
      <style:text-properties officeooo:rsid="001b84dc"/>
    </style:style>
    <style:style style:name="T4" style:family="text">
      <style:text-properties officeooo:rsid="001d113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1130" style:font-style-asian="italic" style:font-style-complex="italic"/>
    </style:style>
    <style:style style:name="T7" style:family="text">
      <style:text-properties fo:font-style="italic" officeooo:rsid="0021066b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1066b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e0f6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68b20" style:font-weight-asian="normal" style:font-weight-complex="normal"/>
    </style:style>
    <style:style style:name="T16" style:family="text">
      <style:text-properties fo:font-weight="normal" officeooo:rsid="0024bfe0" style:font-weight-asian="normal" style:font-weight-complex="normal"/>
    </style:style>
    <style:style style:name="T17" style:family="text">
      <style:text-properties fo:font-weight="normal" officeooo:rsid="002a90e3" style:font-weight-asian="normal" style:font-weight-complex="normal"/>
    </style:style>
    <style:style style:name="T18" style:family="text">
      <style:text-properties officeooo:rsid="0024bfe0"/>
    </style:style>
    <style:style style:name="T19" style:family="text">
      <style:text-properties officeooo:rsid="00268b20"/>
    </style:style>
    <style:style style:name="T20" style:family="text">
      <style:text-properties officeooo:rsid="002756a6"/>
    </style:style>
    <style:style style:name="T21" style:family="text">
      <style:text-properties officeooo:rsid="002e9e46"/>
    </style:style>
    <style:style style:name="T22" style:family="text">
      <style:text-properties officeooo:rsid="00319b87"/>
    </style:style>
    <style:style style:name="T23" style:family="text">
      <style:text-properties officeooo:rsid="00336414"/>
    </style:style>
    <style:style style:name="T24" style:family="text">
      <style:text-properties officeooo:rsid="0035335e"/>
    </style:style>
    <style:style style:name="T25" style:family="text">
      <style:text-properties officeooo:rsid="003720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ckend framework</text:p>
      <text:p text:style-name="Text_20_body"/>
      <text:h text:style-name="P27" text:outline-level="1">Sobre o documento</text:h>
      <text:p text:style-name="P1">Este documento descreve a estrutura do framework construído para o <text:span text:style-name="T1">desenvolvimento do </text:span>backend. Neste contexto, entenda-se framework como o conjunto de definições a partir das quais o softwares será construído colaborativamente. Tais definições incluem a <text:span text:style-name="T2">dinâmica do programa, a</text:span> organização dos arquivos do projeto, as classes base entre outras coisas.</text:p>
      <text:p text:style-name="P1"/>
      <text:h text:style-name="P28" text:outline-level="1">Dinâmica do programa</text:h>
      <text:h text:style-name="Heading_20_1" text:outline-level="1">Da inicialização</text:h>
      <text:p text:style-name="P9">O programa deve ser inicializado através do script /main.py. </text:p>
      <text:p text:style-name="P9">Uma vez que o script é executado, o servidor WSGI <text:span text:style-name="T20">embutido</text:span> do python é inicializado com os atributos definidos em main.py. Isso gera um processo na máquina que permanece esperando por requisições para prontamente processá-las. </text:p>
      <text:p text:style-name="P9">Quando o servidor recebe uma requisição ele procede da seguinte forma:</text:p>
      <text:list xml:id="list7207457025005634913" text:style-name="L1">
        <text:list-item>
          <text:p text:style-name="P10">A função /framework/<text:span text:style-name="T13">bootstrap</text:span> é executada recebendo o conteúdo da requisição como parâmetro.</text:p>
        </text:list-item>
      </text:list>
      <text:list xml:id="list9039781948829616073" text:style-name="L2">
        <text:list-item>
          <text:list>
            <text:list-item>
              <text:p text:style-name="P11">Uma instância da classe /framework/<text:span text:style-name="T13">Request</text:span> é criada. Isso transforma a requisição em um objeto python.</text:p>
            </text:list-item>
            <text:list-item>
              <text:p text:style-name="P11">Em seguida o objeto do tipo Request é passado como parâmetro para a função <text:span text:style-name="T13">route</text:span> importada do módulo <text:span text:style-name="T18">/framework/</text:span><text:span text:style-name="T13">router</text:span><text:span text:style-name="T14">. Esta função direciona a requisição para o </text:span><text:span text:style-name="T17">controller</text:span><text:span text:style-name="T14"> apropriado.</text:span></text:p>
            </text:list-item>
            <text:list-item>
              <text:p text:style-name="P12"><text:span text:style-name="T14">A saída da função route é um objeto do tipo /framework/</text:span><text:span text:style-name="T13">Response</text:span><text:span text:style-name="T14"> que representa a resposta da aplicação para o cliente</text:span></text:p>
            </text:list-item>
          </text:list>
        </text:list-item>
      </text:list>
      <text:list xml:id="list192859370510802" text:continue-list="list7207457025005634913" text:style-name="L1">
        <text:list-item>
          <text:p text:style-name="P13">Por fim a função <text:span text:style-name="T18">/framework/</text:span><text:span text:style-name="T16">bootstrap</text:span><text:span text:style-name="T18"> </text:span>retorna o atributo <text:span text:style-name="T8">body</text:span><text:span text:style-name="T11"> do objeto Response.</text:span></text:p>
        </text:list-item>
      </text:list>
      <text:h text:style-name="P30" text:outline-level="2">Das requisições</text:h>
      <text:p text:style-name="P3">O principal objetivo da aplicação backend é processar requisições que chegam ao servidor. </text:p>
      <text:p text:style-name="P5">Uma requisição, para fins didáticos, pode ser entendida como um pedido. Isso faz sentido porque, quando uma pessoa utiliza o navegador para fazer o cadastro em um site, o que acontece é que o browser envia um pedido para o servidor, como que dizendo, “por favor, cadastre estes dados como um novo usuário”.</text:p>
      <text:p text:style-name="P4">Toda requisição HTTP, possui a mesma estrutura básica. Aqui vale pontuar convenientemente dois <text:soft-page-break/>atributos</text:p>
      <text:list xml:id="list8887576945340319592" text:style-name="L3">
        <text:list-item>
          <text:p text:style-name="P14"><text:span text:style-name="T6">path</text:span><text:span text:style-name="T4"> (c</text:span>aminho do recurso <text:span text:style-name="T4">solicitado)</text:span></text:p>
        </text:list-item>
        <text:list-item>
          <text:p text:style-name="P14"><text:span text:style-name="T6">body</text:span><text:span text:style-name="T4"> (c</text:span>orpo da mensagem<text:span text:style-name="T4">)</text:span></text:p>
        </text:list-item>
      </text:list>
      <text:h text:style-name="P31" text:outline-level="2">Das rotas</text:h>
      <text:p text:style-name="P4">Est<text:span text:style-name="T12">e programa</text:span>, portanto, precisa ser estruturada de tal forma a receber pedidos diversos. Como o software será divido em módulos, e sendo cada módulo um recurso diferente da aplicação, <text:span text:style-name="T3">deve haver um mecanismo que sirva como um “entregador” de pedidos. Isso quer dizer que cada pedido deve ser direcionado para o recurso responsável por aquele pedido.</text:span></text:p>
      <text:p text:style-name="P6">O serviço de “entrega” será implementado pelo sistema de rotas. O termo rota, neste contexto, pode ser entendido como o caminho que a requisição deve tomar para chegar ao recurso pretendido. O critério que define a rota depende do <text:span text:style-name="T5">path</text:span><text:span text:style-name="T9"> da requisição. </text:span><text:span text:style-name="T10">O </text:span><text:span text:style-name="T7">path</text:span><text:span text:style-name="T10"> das requisições advindas do front-end deverão seguir o seguinte padrão:</text:span></text:p>
      <text:p text:style-name="P15">nome_do_controller/nome_da_action</text:p>
      <text:list xml:id="list5255357978248009715" text:style-name="L4">
        <text:list-item>
          <text:p text:style-name="P16"><text:span text:style-name="T13">nome_do_controller</text:span>: Deve receber o nome de uma classe do tipo Controller contida dentro da pasta /app/controllers.</text:p>
        </text:list-item>
        <text:list-item>
          <text:p text:style-name="P16"><text:span text:style-name="T13">nome_da_action:</text:span><text:span text:style-name="T14"> Deve reveber o nome de um método contido dentro do controller escolhido.</text:span></text:p>
        </text:list-item>
      </text:list>
      <text:p text:style-name="P7"><text:span text:style-name="T14">Por exemplo, se o front-end solicitar o cadastro de usuário deverá enviar os dados através de uma requisição com o </text:span><text:span text:style-name="T8">path</text:span><text:span text:style-name="T14"> contendo algo como:</text:span></text:p>
      <text:p text:style-name="P18">user/signup</text:p>
      <text:p text:style-name="P18">Dessa forma a url ficaria assim:</text:p>
      <text:p text:style-name="P7"><text:a xlink:type="simple" xlink:href="http://nomedosite/user/signup" text:style-name="Internet_20_link" text:visited-style-name="Visited_20_Internet_20_Link"><text:span text:style-name="T14">http://nomedosite.</text:span></text:a><text:a xlink:type="simple" xlink:href="http://nomedosite/user/signup" text:style-name="Internet_20_link" text:visited-style-name="Visited_20_Internet_20_Link"><text:span text:style-name="T15">com</text:span></text:a><text:a xlink:type="simple" xlink:href="http://nomedosite/user/signup" text:style-name="Internet_20_link" text:visited-style-name="Visited_20_Internet_20_Link"><text:span text:style-name="T14">/user/signup</text:span></text:a></text:p>
      <text:p text:style-name="P8">O sitema de rotas deverá também autenticar as requisições, <text:span text:style-name="T19">fazendo o controle de acesso</text:span>.</text:p>
      <text:h text:style-name="P29" text:outline-level="1">Estrutura de pastas</text:h>
      <text:list xml:id="list7403316959221073564" text:style-name="L5">
        <text:list-item>
          <text:p text:style-name="P19">/ </text:p>
          <text:list>
            <text:list-item>
              <text:p text:style-name="P20">/app</text:p>
              <text:list>
                <text:list-item>
                  <text:p text:style-name="P20">/app/controllers</text:p>
                </text:list-item>
                <text:list-item>
                  <text:p text:style-name="P20">/app/db</text:p>
                </text:list-item>
              </text:list>
            </text:list-item>
            <text:list-item>
              <text:p text:style-name="P20">/doc</text:p>
            </text:list-item>
            <text:list-item>
              <text:p text:style-name="P20">/framework</text:p>
            </text:list-item>
          </text:list>
        </text:list-item>
      </text:list>
      <text:h text:style-name="Heading_20_1" text:outline-level="1"><text:soft-page-break/>Classes base</text:h>
      <text:p text:style-name="P7">A pasta /framework conterá todas as classes base da aplicação. Por exemplo, todas as models deverão estender a classe Model, os controllers, a classe Controller e assim por diante.</text:p>
      <text:h text:style-name="P32" text:outline-level="2">Model</text:h>
      <text:p text:style-name="P21">Todas as models devem herdar a classe Model.py. Esta classe implementa as funções básicas de interação com o banco:</text:p>
      <text:list xml:id="list4053696726150876708" text:style-name="L6">
        <text:list-item>
          <text:p text:style-name="P23">save(): <text:span text:style-name="T21">Este método salva no banco. Salvar significa criar um novo registro ou atualizar um registro já existente.no banco de dados à partir do id (primary key) informado.</text:span></text:p>
        </text:list-item>
        <text:list-item>
          <text:p text:style-name="P23"><text:span text:style-name="T22">destroy</text:span>(<text:span text:style-name="T25">id</text:span>): <text:span text:style-name="T22">Remove um registro do banco de dados com o id informado.</text:span></text:p>
        </text:list-item>
        <text:list-item>
          <text:p text:style-name="P25">find(<text:span text:style-name="T23">{attr1: “content”, attr2: “content”, …}</text:span>): Retorna uma lista de objetos populados com dados vindos do banco à partir de parâmetros informados.</text:p>
        </text:list-item>
        <text:list-item>
          <text:p text:style-name="P24">load(<text:span text:style-name="T24">id</text:span>): Carrega os dados no objeto à partir do banco de dados tomando como referência o id informado.</text:p>
        </text:list-item>
        <text:list-item>
          <text:p text:style-name="P26">create(): Método utilizado pelo método save() para criar novos registros.</text:p>
        </text:list-item>
        <text:list-item>
          <text:p text:style-name="P26">update(): Método utilizado pelo método save() para atualizar registros.</text:p>
        </text:list-item>
      </text:list>
      <text:p text:style-name="P21"/>
      <text:p text:style-name="P2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7-03-27T21:20:52.165634602</meta:creation-date>
    <meta:generator>LibreOffice/4.3.3.2$Linux_X86_64 LibreOffice_project/430m0$Build-2</meta:generator>
    <dc:date>2017-04-14T19:28:57.387549232</dc:date>
    <dc:creator>Guilherme </dc:creator>
    <meta:editing-duration>PT3H17M45S</meta:editing-duration>
    <meta:editing-cycles>31</meta:editing-cycles>
    <meta:document-statistic meta:table-count="0" meta:image-count="0" meta:object-count="0" meta:page-count="3" meta:paragraph-count="47" meta:word-count="660" meta:character-count="4186" meta:non-whitespace-character-count="3590"/>
  </office:meta>
</office:document-meta>
</file>